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364cm" fo:min-width="0.833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892cm" fo:min-width="1.879cm"/>
    </style:style>
    <style:style style:name="gr3" style:family="graphic" style:parent-style-name="standard">
      <style:graphic-properties draw:textarea-horizontal-align="justify" draw:textarea-vertical-align="middle" draw:auto-grow-height="false" fo:min-height="0.213cm" fo:min-width="0.098cm"/>
    </style:style>
    <style:style style:name="gr4" style:family="graphic" style:parent-style-name="standard">
      <style:graphic-properties draw:textarea-horizontal-align="justify" draw:textarea-vertical-align="middle" draw:auto-grow-height="false" fo:min-height="0.061cm" fo:min-width="0.068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121cm"/>
    </style:style>
    <style:style style:name="gr7" style:family="graphic" style:parent-style-name="objectwithoutfill">
      <style:graphic-properties svg:stroke-width="0.076cm" svg:stroke-color="#cc0000" draw:marker-start-width="0.305cm" draw:marker-end-width="0.305cm" draw:fill="none" draw:textarea-vertical-align="middle" fo:padding-top="0.162cm" fo:padding-bottom="0.162cm" fo:padding-left="0.287cm" fo:padding-right="0.287cm"/>
    </style:style>
    <style:style style:name="gr8" style:family="graphic" style:parent-style-name="standard" style:list-style-name="L2">
      <style:graphic-properties draw:stroke="solid" svg:stroke-width="0.076cm" svg:stroke-color="#cc0000" draw:marker-start="" draw:marker-start-width="0.305cm" draw:marker-start-center="false" draw:marker-end="" draw:marker-end-width="0.305cm" draw:marker-end-center="false" draw:fill="none" draw:fill-color="#729fcf" draw:textarea-horizontal-align="justify" draw:textarea-vertical-align="middle" fo:padding-top="0.162cm" fo:padding-bottom="0.162cm" fo:padding-left="0.287cm" fo:padding-right="0.287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.076cm" svg:stroke-color="#cc0000" draw:marker-start="" draw:marker-start-width="0.305cm" draw:marker-start-center="false" draw:marker-end="" draw:marker-end-width="0.305cm" draw:marker-end-center="false" draw:fill="none" draw:fill-color="#729fcf" draw:textarea-horizontal-align="justify" draw:textarea-vertical-align="middle" fo:padding-top="0.162cm" fo:padding-bottom="0.162cm" fo:padding-left="0.287cm" fo:padding-right="0.287cm" draw:shadow="hidden" draw:shadow-offset-x="0.2cm" draw:shadow-offset-y="0.2cm" draw:shadow-color="#808080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2">
      <style:graphic-properties draw:stroke="solid" svg:stroke-width="0.051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51cm" svg:stroke-color="#3465a4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76cm" svg:stroke-color="#cc0000" draw:marker-start="" draw:marker-start-width="0.305cm" draw:marker-start-center="false" draw:marker-end="" draw:marker-end-width="0.305cm" draw:marker-end-center="false" draw:fill="none" draw:fill-color="#729fcf" draw:textarea-horizontal-align="justify" draw:textarea-vertical-align="middle" fo:padding-top="0.162cm" fo:padding-bottom="0.162cm" fo:padding-left="0.287cm" fo:padding-right="0.287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76cm" svg:stroke-color="#cc0000" draw:marker-start="" draw:marker-start-width="0.305cm" draw:marker-start-center="false" draw:marker-end="" draw:marker-end-width="0.305cm" draw:marker-end-center="false" draw:fill="none" draw:fill-color="#729fcf" draw:textarea-horizontal-align="justify" draw:textarea-vertical-align="middle" fo:padding-top="0.162cm" fo:padding-bottom="0.162cm" fo:padding-left="0.287cm" fo:padding-right="0.287cm" draw:shadow="hidden" draw:shadow-offset-x="0.2cm" draw:shadow-offset-y="0.2cm" draw:shadow-color="#808080"/>
    </style:style>
    <style:style style:name="gr15" style:family="graphic" style:parent-style-name="objectwithoutfill">
      <style:graphic-properties svg:stroke-width="0.051cm" svg:stroke-color="#0099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7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width="0.025cm" draw:marker-start="Arrowheads_20_2" draw:marker-start-width="0.33cm" draw:marker-end="Arrowheads_20_3" draw:marker-end-width="0.33cm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draw:marker-start="Arrowheads_20_4" draw:marker-start-width="0.33cm" draw:marker-end="Arrowheads_20_5" draw:marker-end-width="0.33cm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 fo:min-height="0.305cm" fo:min-width="0.108cm"/>
      <style:paragraph-properties style:writing-mode="lr-tb"/>
    </style:style>
    <style:style style:name="gr22" style:family="graphic" style:parent-style-name="standard">
      <style:graphic-properties draw:fill="solid" draw:fill-color="#ffcc99" draw:textarea-horizontal-align="justify" draw:textarea-vertical-align="middle" draw:auto-grow-height="false" fo:min-height="0.305cm" fo:min-width="0.0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fo:min-height="6.41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26" style:family="graphic" style:parent-style-name="standard">
      <style:graphic-properties svg:stroke-width="0.025cm" draw:marker-start-width="0.229cm" draw:marker-end-width="0.229cm" draw:fill="none" draw:textarea-horizontal-align="justify" draw:textarea-vertical-align="middle" draw:auto-grow-height="false" fo:min-height="15.289cm" fo:min-width="5.773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color="#009900" loext:opacity="100%" fo:font-size="12pt" style:font-size-asian="12pt" style:font-size-complex="12pt"/>
    </style:style>
    <style:style style:name="P5" style:family="paragraph">
      <loext:graphic-properties draw:fill="none" draw:fill-color="#ffffff"/>
      <style:text-properties fo:color="#009900" loext:opacity="100%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ffcc99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style:text-properties fo:font-size="15pt" style:text-underline-style="solid" style:text-underline-width="auto" style:text-underline-color="font-color" style:font-size-asian="15pt" style:font-size-complex="15pt"/>
    </style:style>
    <style:style style:name="P11" style:family="paragraph">
      <loext:graphic-properties draw:fill="none" draw:fill-color="#ffffff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fo:color="#009900" loext:opacity="100%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379cm" svg:height="1.094cm" svg:x="22.685cm" svg:y="8.365cm">
            <text:p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2.379cm" svg:height="1.142cm" svg:x="22.685cm" svg:y="7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379cm" svg:height="1.094cm" svg:x="22.685cm" svg:y="6.144cm">
            <text:p/>
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1" draw:layer="layout" svg:width="1.194cm" svg:height="1.389cm" svg:x="23.276cm" svg:y="8.079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1.194cm" svg:height="1.389cm" svg:x="23.275cm" svg:y="6.144cm">
            <text:p/>
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134cm" svg:height="0.932cm" draw:transform="rotate (1.5707963267949) translate (24.13cm 8.37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1.134cm" svg:height="0.932cm" draw:transform="rotate (1.5707963267949) translate (22.684cm 8.373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22.685cm" svg:y1="7.808cm" svg:x2="25.067cm" svg:y2="7.808cm">
            <text:p/>
          </draw:line>
          <draw:line draw:style-name="gr5" draw:text-style-name="P2" draw:layer="layout" svg:x1="23.872cm" svg:y1="6.142cm" svg:x2="23.872cm" svg:y2="9.473cm">
            <text:p/>
          </draw:line>
          <draw:custom-shape draw:style-name="gr6" draw:text-style-name="P1" draw:layer="layout" svg:width="1.241cm" svg:height="0.466cm" draw:transform="rotate (1.07407562167731) translate (22.683cm 7.24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24.063cm 7.23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24.061cm 9.242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1.241cm" svg:height="0.466cm" draw:transform="rotate (1.07407562167731) translate (22.687cm 9.242cm)">
            <text:p/>
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5" draw:text-style-name="P2" draw:layer="layout" svg:x1="22.977cm" svg:y1="8.922cm" svg:x2="23.394cm" svg:y2="8.696cm">
            <text:p/>
          </draw:line>
          <draw:line draw:style-name="gr5" draw:text-style-name="P2" draw:layer="layout" svg:x1="24.357cm" svg:y1="6.914cm" svg:x2="24.766cm" svg:y2="6.693cm">
            <text:p/>
          </draw:line>
          <draw:line draw:style-name="gr5" draw:text-style-name="P2" draw:layer="layout" svg:x1="23.387cm" svg:y1="6.916cm" svg:x2="22.978cm" svg:y2="6.695cm">
            <text:p/>
          </draw:line>
          <draw:line draw:style-name="gr5" draw:text-style-name="P2" draw:layer="layout" svg:x1="24.772cm" svg:y1="8.921cm" svg:x2="24.358cm" svg:y2="8.696cm">
            <text:p/>
          </draw:line>
        </draw:g>
        <draw:g>
          <draw:g>
            <draw:custom-shape draw:style-name="gr1" draw:text-style-name="P1" draw:layer="layout" svg:width="2.379cm" svg:height="1.094cm" svg:x="3.872cm" svg:y="7.059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2.379cm" svg:height="1.142cm" svg:x="3.872cm" svg:y="5.931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379cm" svg:height="1.094cm" svg:x="3.872cm" svg:y="4.838cm">
              <text:p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" draw:layer="layout" svg:width="1.194cm" svg:height="1.389cm" svg:x="4.463cm" svg:y="6.77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94cm" svg:height="1.389cm" svg:x="4.462cm" svg:y="4.838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5.317cm 7.06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3.871cm 7.067cm)">
              <text:p/>
  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3.872cm" svg:y1="6.502cm" svg:x2="6.254cm" svg:y2="6.502cm">
              <text:p/>
            </draw:line>
            <draw:line draw:style-name="gr5" draw:text-style-name="P2" draw:layer="layout" svg:x1="5.059cm" svg:y1="4.836cm" svg:x2="5.059cm" svg:y2="8.167cm">
              <text:p/>
            </draw:line>
            <draw:custom-shape draw:style-name="gr6" draw:text-style-name="P1" draw:layer="layout" svg:width="1.241cm" svg:height="0.466cm" draw:transform="rotate (1.07407562167731) translate (3.87cm 5.934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5.25cm 5.93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5.248cm 7.936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3.874cm 7.936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4.164cm" svg:y1="7.616cm" svg:x2="4.581cm" svg:y2="7.39cm">
              <text:p/>
            </draw:line>
            <draw:line draw:style-name="gr5" draw:text-style-name="P2" draw:layer="layout" svg:x1="5.544cm" svg:y1="5.608cm" svg:x2="5.953cm" svg:y2="5.387cm">
              <text:p/>
            </draw:line>
            <draw:line draw:style-name="gr5" draw:text-style-name="P2" draw:layer="layout" svg:x1="4.574cm" svg:y1="5.61cm" svg:x2="4.165cm" svg:y2="5.389cm">
              <text:p/>
            </draw:line>
            <draw:line draw:style-name="gr5" draw:text-style-name="P2" draw:layer="layout" svg:x1="5.959cm" svg:y1="7.615cm" svg:x2="5.545cm" svg:y2="7.39cm">
              <text:p/>
            </draw:line>
          </draw:g>
          <draw:line draw:style-name="gr7" draw:text-style-name="P2" draw:layer="layout" svg:x1="4.165cm" svg:y1="5.403cm" svg:x2="3.212cm" svg:y2="4.831cm">
            <text:p/>
          </draw:line>
          <draw:line draw:style-name="gr7" draw:text-style-name="P2" draw:layer="layout" svg:x1="6.892cm" svg:y1="8.164cm" svg:x2="5.939cm" svg:y2="7.592cm">
            <text:p/>
          </draw:line>
          <draw:line draw:style-name="gr8" draw:text-style-name="P3" draw:layer="layout" svg:x1="3.213cm" svg:y1="8.193cm" svg:x2="4.166cm" svg:y2="7.621cm">
            <text:p/>
          </draw:line>
          <draw:line draw:style-name="gr9" draw:text-style-name="P3" draw:layer="layout" svg:x1="5.956cm" svg:y1="5.391cm" svg:x2="6.909cm" svg:y2="4.819cm">
            <text:p/>
          </draw:line>
          <draw:line draw:style-name="gr7" draw:text-style-name="P2" draw:layer="layout" svg:x1="7.366cm" svg:y1="6.512cm" svg:x2="6.261cm" svg:y2="6.508cm">
            <text:p/>
          </draw:line>
          <draw:line draw:style-name="gr7" draw:text-style-name="P2" draw:layer="layout" svg:x1="3.869cm" svg:y1="6.512cm" svg:x2="2.764cm" svg:y2="6.508cm">
            <text:p/>
          </draw:line>
        </draw:g>
        <draw:g>
          <draw:g>
            <draw:custom-shape draw:style-name="gr1" draw:text-style-name="P1" draw:layer="layout" svg:width="2.379cm" svg:height="1.094cm" svg:x="22.775cm" svg:y="12.682cm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2.379cm" svg:height="1.142cm" svg:x="22.775cm" svg:y="11.5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2.379cm" svg:height="1.094cm" svg:x="22.775cm" svg:y="10.461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" draw:layer="layout" svg:width="1.194cm" svg:height="1.389cm" svg:x="23.366cm" svg:y="12.396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94cm" svg:height="1.389cm" svg:x="23.365cm" svg:y="10.461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24.22cm 12.69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22.774cm 12.69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22.775cm" svg:y1="12.125cm" svg:x2="25.157cm" svg:y2="12.125cm">
              <text:p/>
            </draw:line>
            <draw:line draw:style-name="gr5" draw:text-style-name="P2" draw:layer="layout" svg:x1="23.962cm" svg:y1="10.459cm" svg:x2="23.962cm" svg:y2="13.79cm">
              <text:p/>
            </draw:line>
            <draw:custom-shape draw:style-name="gr6" draw:text-style-name="P1" draw:layer="layout" svg:width="1.241cm" svg:height="0.466cm" draw:transform="rotate (1.07407562167731) translate (22.773cm 11.557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4.153cm 11.553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4.151cm 13.559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2.777cm 13.559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23.067cm" svg:y1="13.239cm" svg:x2="23.484cm" svg:y2="13.013cm">
              <text:p/>
            </draw:line>
            <draw:line draw:style-name="gr5" draw:text-style-name="P2" draw:layer="layout" svg:x1="24.447cm" svg:y1="11.231cm" svg:x2="24.856cm" svg:y2="11.01cm">
              <text:p/>
            </draw:line>
            <draw:line draw:style-name="gr5" draw:text-style-name="P2" draw:layer="layout" svg:x1="23.477cm" svg:y1="11.233cm" svg:x2="23.068cm" svg:y2="11.012cm">
              <text:p/>
            </draw:line>
            <draw:line draw:style-name="gr5" draw:text-style-name="P2" draw:layer="layout" svg:x1="24.862cm" svg:y1="13.238cm" svg:x2="24.448cm" svg:y2="13.013cm">
              <text:p/>
            </draw:line>
          </draw:g>
          <draw:line draw:style-name="gr10" draw:text-style-name="P2" draw:layer="layout" svg:x1="23.068cm" svg:y1="11.026cm" svg:x2="22.115cm" svg:y2="10.454cm">
            <text:p/>
          </draw:line>
          <draw:line draw:style-name="gr10" draw:text-style-name="P2" draw:layer="layout" svg:x1="25.795cm" svg:y1="13.787cm" svg:x2="24.842cm" svg:y2="13.215cm">
            <text:p/>
          </draw:line>
          <draw:line draw:style-name="gr11" draw:text-style-name="P3" draw:layer="layout" svg:x1="22.116cm" svg:y1="13.816cm" svg:x2="23.069cm" svg:y2="13.244cm">
            <text:p/>
          </draw:line>
          <draw:line draw:style-name="gr12" draw:text-style-name="P3" draw:layer="layout" svg:x1="24.859cm" svg:y1="11.014cm" svg:x2="25.812cm" svg:y2="10.442cm">
            <text:p/>
          </draw:line>
          <draw:line draw:style-name="gr10" draw:text-style-name="P2" draw:layer="layout" svg:x1="26.269cm" svg:y1="12.135cm" svg:x2="25.164cm" svg:y2="12.131cm">
            <text:p/>
          </draw:line>
          <draw:line draw:style-name="gr10" draw:text-style-name="P2" draw:layer="layout" svg:x1="22.772cm" svg:y1="12.135cm" svg:x2="21.667cm" svg:y2="12.131cm">
            <text:p/>
          </draw:line>
        </draw:g>
        <draw:g>
          <draw:g>
            <draw:custom-shape draw:style-name="gr1" draw:text-style-name="P1" draw:layer="layout" svg:width="2.379cm" svg:height="1.094cm" svg:x="22.835cm" svg:y="17.318cm">
              <text:p/>
  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2.379cm" svg:height="1.142cm" svg:x="22.835cm" svg:y="16.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2.379cm" svg:height="1.094cm" svg:x="22.835cm" svg:y="15.097cm">
              <text:p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3" draw:text-style-name="P1" draw:layer="layout" svg:width="1.194cm" svg:height="1.389cm" svg:x="23.426cm" svg:y="17.032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94cm" svg:height="1.389cm" svg:x="23.425cm" svg:y="15.097cm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24.28cm 17.326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1.134cm" svg:height="0.932cm" draw:transform="rotate (1.5707963267949) translate (22.834cm 17.326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22.835cm" svg:y1="16.761cm" svg:x2="25.217cm" svg:y2="16.761cm">
              <text:p/>
            </draw:line>
            <draw:line draw:style-name="gr5" draw:text-style-name="P2" draw:layer="layout" svg:x1="24.022cm" svg:y1="15.095cm" svg:x2="24.022cm" svg:y2="18.426cm">
              <text:p/>
            </draw:line>
            <draw:custom-shape draw:style-name="gr6" draw:text-style-name="P1" draw:layer="layout" svg:width="1.241cm" svg:height="0.466cm" draw:transform="rotate (1.07407562167731) translate (22.833cm 16.193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4.213cm 16.189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4.211cm 18.195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1.241cm" svg:height="0.466cm" draw:transform="rotate (1.07407562167731) translate (22.837cm 18.195cm)">
              <text:p/>
              <draw:enhanced-geometry svg:viewBox="0 0 21600 21600" draw:glue-points="?f0 0 ?f1 10800 0 21600 10800 21600 21600 21600 ?f7 10800" draw:text-areas="?f1 10800 ?f2 18000 ?f3 7200 ?f4 21600" draw:mirror-horizontal="tru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2" draw:layer="layout" svg:x1="23.127cm" svg:y1="17.875cm" svg:x2="23.544cm" svg:y2="17.649cm">
              <text:p/>
            </draw:line>
            <draw:line draw:style-name="gr5" draw:text-style-name="P2" draw:layer="layout" svg:x1="24.507cm" svg:y1="15.867cm" svg:x2="24.916cm" svg:y2="15.646cm">
              <text:p/>
            </draw:line>
            <draw:line draw:style-name="gr5" draw:text-style-name="P2" draw:layer="layout" svg:x1="23.537cm" svg:y1="15.869cm" svg:x2="23.128cm" svg:y2="15.648cm">
              <text:p/>
            </draw:line>
            <draw:line draw:style-name="gr5" draw:text-style-name="P2" draw:layer="layout" svg:x1="24.922cm" svg:y1="17.874cm" svg:x2="24.508cm" svg:y2="17.649cm">
              <text:p/>
            </draw:line>
          </draw:g>
          <draw:line draw:style-name="gr7" draw:text-style-name="P2" draw:layer="layout" svg:x1="23.128cm" svg:y1="15.662cm" svg:x2="22.175cm" svg:y2="15.09cm">
            <text:p/>
          </draw:line>
          <draw:line draw:style-name="gr7" draw:text-style-name="P2" draw:layer="layout" svg:x1="25.855cm" svg:y1="18.423cm" svg:x2="24.902cm" svg:y2="17.851cm">
            <text:p/>
          </draw:line>
          <draw:line draw:style-name="gr13" draw:text-style-name="P3" draw:layer="layout" svg:x1="22.176cm" svg:y1="18.452cm" svg:x2="23.129cm" svg:y2="17.88cm">
            <text:p/>
          </draw:line>
          <draw:line draw:style-name="gr14" draw:text-style-name="P3" draw:layer="layout" svg:x1="24.919cm" svg:y1="15.65cm" svg:x2="25.872cm" svg:y2="15.078cm">
            <text:p/>
          </draw:line>
          <draw:line draw:style-name="gr7" draw:text-style-name="P2" draw:layer="layout" svg:x1="26.329cm" svg:y1="16.771cm" svg:x2="25.224cm" svg:y2="16.767cm">
            <text:p/>
          </draw:line>
          <draw:line draw:style-name="gr7" draw:text-style-name="P2" draw:layer="layout" svg:x1="22.832cm" svg:y1="16.771cm" svg:x2="21.727cm" svg:y2="16.767cm">
            <text:p/>
          </draw:line>
        </draw:g>
        <draw:line draw:style-name="gr15" draw:text-style-name="P2" draw:layer="layout" svg:x1="6.392cm" svg:y1="5.016cm" svg:x2="6.043cm" svg:y2="4.424cm">
          <text:p/>
        </draw:line>
        <draw:line draw:style-name="gr15" draw:text-style-name="P2" draw:layer="layout" svg:x1="6.497cm" svg:y1="7.831cm" svg:x2="6.846cm" svg:y2="7.239cm">
          <text:p/>
        </draw:line>
        <draw:line draw:style-name="gr15" draw:text-style-name="P2" draw:layer="layout" svg:x1="3.644cm" svg:y1="8.037cm" svg:x2="3.993cm" svg:y2="8.629cm">
          <text:p/>
        </draw:line>
        <draw:line draw:style-name="gr15" draw:text-style-name="P2" draw:layer="layout" svg:x1="3.499cm" svg:y1="5.109cm" svg:x2="3.15cm" svg:y2="5.701cm">
          <text:p/>
        </draw:line>
        <draw:line draw:style-name="gr15" draw:text-style-name="P2" draw:layer="layout" svg:x1="6.824cm" svg:y1="6.434cm" svg:x2="6.813cm" svg:y2="5.744cm">
          <text:p/>
        </draw:line>
        <draw:line draw:style-name="gr15" draw:text-style-name="P2" draw:layer="layout" svg:x1="3.106cm" svg:y1="6.591cm" svg:x2="3.095cm" svg:y2="7.281cm">
          <text:p/>
        </draw:line>
        <draw:frame draw:style-name="gr16" draw:text-style-name="P5" draw:layer="layout" svg:width="10.047cm" svg:height="1.199cm" svg:x="1.256cm" svg:y="9.997cm">
          <draw:text-box>
            <text:p text:style-name="P4"><text:span text:style-name="T1"><text:s text:c="11"/></text:span><text:span text:style-name="T1">Direction of local +ve Z axis for each leg</text:span></text:p>
          </draw:text-box>
        </draw:frame>
        <draw:line draw:style-name="gr17" draw:text-style-name="P2" draw:layer="layout" svg:x1="8.07cm" svg:y1="4.858cm" svg:x2="9.948cm" svg:y2="4.858cm">
          <text:p/>
        </draw:line>
        <draw:line draw:style-name="gr17" draw:text-style-name="P2" draw:layer="layout" svg:x1="7.964cm" svg:y1="8.164cm" svg:x2="9.957cm" svg:y2="8.164cm">
          <text:p/>
        </draw:line>
        <draw:line draw:style-name="gr17" draw:text-style-name="P2" draw:layer="layout" svg:x1="3.887cm" svg:y1="4.084cm" svg:x2="3.887cm" svg:y2="2.588cm">
          <text:p/>
        </draw:line>
        <draw:line draw:style-name="gr17" draw:text-style-name="P2" draw:layer="layout" svg:x1="6.258cm" svg:y1="4.084cm" svg:x2="6.258cm" svg:y2="2.578cm">
          <text:p/>
        </draw:line>
        <draw:line draw:style-name="gr18" draw:text-style-name="P1" draw:layer="layout" svg:x1="3.895cm" svg:y1="3.217cm" svg:x2="6.263cm" svg:y2="3.177cm">
          <text:p/>
        </draw:line>
        <draw:line draw:style-name="gr19" draw:text-style-name="P1" draw:layer="layout" svg:x1="8.953cm" svg:y1="4.911cm" svg:x2="8.953cm" svg:y2="8.17cm">
          <text:p/>
        </draw:line>
        <draw:frame draw:style-name="gr20" draw:text-style-name="P7" draw:layer="layout" svg:width="1.757cm" svg:height="0.973cm" svg:x="4.318cm" svg:y="2.392cm">
          <draw:text-box>
            <text:p text:style-name="P6"><text:span text:style-name="T2">~30</text:span></text:p>
          </draw:text-box>
        </draw:frame>
        <draw:frame draw:style-name="gr20" draw:text-style-name="P7" draw:layer="layout" svg:width="1.757cm" svg:height="0.973cm" svg:x="9.039cm" svg:y="6.181cm">
          <draw:text-box>
            <text:p text:style-name="P6"><text:span text:style-name="T2">~50</text:span></text:p>
          </draw:text-box>
        </draw:frame>
        <draw:custom-shape draw:style-name="gr21" draw:text-style-name="P8" draw:layer="layout" svg:width="0.86cm" svg:height="0.783cm" svg:x="1.387cm" svg:y="11.049cm">
          <text:p text:style-name="P1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6.922cm" svg:y="4.21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7.494cm" svg:y="6.0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6.902cm" svg:y="8.04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2.372cm" svg:y="8.106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1.779cm" svg:y="6.11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783cm" svg:height="0.783cm" svg:x="2.414cm" svg:y="4.12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4.765cm" svg:height="0.783cm" svg:x="2.645cm" svg:y="11.134cm">
          <draw:text-box>
            <text:p text:style-name="P6"><text:span text:style-name="T2">Leg numbering</text:span></text:p>
          </draw:text-box>
        </draw:frame>
        <draw:line draw:style-name="gr15" draw:text-style-name="P2" draw:layer="layout" svg:x1="1.829cm" svg:y1="10.646cm" svg:x2="1.818cm" svg:y2="9.956cm">
          <text:p/>
        </draw:line>
        <draw:frame draw:style-name="gr24" draw:text-style-name="P7" draw:layer="layout" svg:width="15.294cm" svg:height="7.835cm" svg:x="1.216cm" svg:y="12.457cm">
          <draw:text-box>
            <text:p text:style-name="P6"><text:span text:style-name="T2">The Pushup Sequence</text:span></text:p>
            <text:p text:style-name="P6"><text:span text:style-name="T2"/></text:p>
            <text:p text:style-name="P6"><text:span text:style-name="T2">-robot starts squatting low, then rises vertically to tall position, then</text:span></text:p>
            <text:p text:style-name="P6"><text:span text:style-name="T2"><text:s/></text:span><text:span text:style-name="T2">back to squat, and repeat...</text:span></text:p>
            <text:p text:style-name="P6"><text:span text:style-name="T2">-each toe’s position represented by (x,y,z)</text:span></text:p>
            <text:p text:style-name="P6"><text:span text:style-name="T2"><text:s text:c="3"/></text:span><text:span text:style-name="T2">x is distance away from robot body. This is a different</text:span></text:p>
            <text:p text:style-name="P6"><text:span text:style-name="T2"><text:s text:c="6"/></text:span><text:span text:style-name="T2">absolute direction for each leg</text:span></text:p>
            <text:p text:style-name="P6"><text:span text:style-name="T2"><text:s text:c="3"/></text:span><text:span text:style-name="T2">y is distance above knee joint. This is same for all legs,</text:span></text:p>
            <text:p text:style-name="P6"><text:span text:style-name="T2"><text:s text:c="6"/></text:span><text:span text:style-name="T2">and is usually negative, i.e. toe is below knee means y &lt; 0</text:span></text:p>
            <text:p text:style-name="P6"><text:span text:style-name="T2"><text:s text:c="3"/></text:span><text:span text:style-name="T2">z is the local leg’s forward direction. This is a different absolute</text:span></text:p>
            <text:p text:style-name="P6"><text:span text:style-name="T2"><text:s text:c="6"/></text:span><text:span text:style-name="T2">direction for each leg. Shown by green arrows in diagram above</text:span></text:p>
            <text:p text:style-name="P6"><text:span text:style-name="T2">-for pushup sequence, all legs can use the same (x,y,z) values:</text:span></text:p>
            <text:p text:style-name="P6"><text:span text:style-name="T2"><text:s text:c="6"/></text:span><text:span text:style-name="T2">squatting (x,y,z) = ( 7, -12, 0 )</text:span></text:p>
            <text:p text:style-name="P6"><text:span text:style-name="T2"><text:s text:c="16"/></text:span><text:span text:style-name="T2">tall (x,y,z) = ( 7, <text:s/>-5, <text:s/>0 )</text:span></text:p>
            <text:p text:style-name="P6"><text:span text:style-name="T2">- it would be good to know how low bot can squat before body hits the ground</text:span></text:p>
            <text:p text:style-name="P6"><text:span text:style-name="T2">- need to test above sequence using the single leg prototype</text:span></text:p>
          </draw:text-box>
        </draw:frame>
        <draw:frame draw:style-name="gr25" draw:text-style-name="P11" draw:layer="layout" svg:width="8.733cm" svg:height="1.427cm" svg:x="2.168cm" svg:y="1.221cm">
          <draw:text-box>
            <text:p text:style-name="P10"><text:span text:style-name="T3">The Pushup Sequence</text:span></text:p>
          </draw:text-box>
        </draw:frame>
        <draw:custom-shape draw:style-name="gr26" draw:text-style-name="P2" draw:layer="layout" svg:width="6.297cm" svg:height="15.563cm" svg:x="20.761cm" svg:y="3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7" draw:layer="layout" svg:width="5.717cm" svg:height="1.673cm" svg:x="21.006cm" svg:y="4.102cm">
          <draw:text-box>
            <text:p text:style-name="P6"><text:span text:style-name="T2">Drawing templates for future diagrams. please ignore.</text:span></text:p>
          </draw:text-box>
        </draw:frame>
        <draw:frame draw:style-name="gr23" draw:text-style-name="P7" draw:layer="layout" svg:width="3.281cm" svg:height="0.783cm" svg:x="23.16cm" svg:y="1.644cm">
          <draw:text-box>
            <text:p text:style-name="P6"><text:span text:style-name="T2">Version <text:s/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8T13:17:38.386000000</meta:creation-date>
    <dc:date>2021-08-18T16:46:33.121000000</dc:date>
    <meta:editing-duration>PT26M24S</meta:editing-duration>
    <meta:editing-cycles>5</meta:editing-cycles>
    <meta:generator>LibreOffice/7.1.4.2$Windows_X86_64 LibreOffice_project/a529a4fab45b75fefc5b6226684193eb000654f6</meta:generator>
    <meta:document-statistic meta:object-count="122"/>
  </office:meta>
</office:document-meta>
</file>